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viar Dreams2" svg:font-family="'Caviar Dreams'" style:font-pitch="variable"/>
    <style:font-face style:name="Caviar Dreams" svg:font-family="'Caviar Dreams'" style:font-adornments="Normal" style:font-pitch="variable"/>
    <style:font-face style:name="Caviar Dreams1" svg:font-family="'Caviar Dream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" svg:font-family="Arial" style:font-family-generic="system" style:font-pitch="variable"/>
    <style:font-face style:name="Caladea1" svg:font-family="Caladea" style:font-family-generic="system" style:font-pitch="variable"/>
    <style:font-face style:name="Caviar Dreams3" svg:font-family="'Caviar Dream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1" style:family="table">
      <style:table-properties style:width="17cm" fo:margin-left="-0.39cm" fo:margin-top="0cm" fo:margin-bottom="0cm" table:align="left" style:writing-mode="lr-tb"/>
    </style:style>
    <style:style style:name="Table1.A" style:family="table-column">
      <style:table-column-properties style:column-width="3.505cm"/>
    </style:style>
    <style:style style:name="Table1.B" style:family="table-column">
      <style:table-column-properties style:column-width="13.49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1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au1" style:family="table">
      <style:table-properties style:width="17cm" fo:margin-left="-0.39cm" fo:margin-top="0cm" fo:margin-bottom="0.199cm" table:align="left" style:writing-mode="lr-tb"/>
    </style:style>
    <style:style style:name="Tableau1.A" style:family="table-column">
      <style:table-column-properties style:column-width="3.505cm"/>
    </style:style>
    <style:style style:name="Tableau1.B" style:family="table-column">
      <style:table-column-properties style:column-width="13.496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au1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au1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au1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au1.A3" style:family="table-cell">
      <style:table-cell-properties fo:background-color="#ffffff" fo:padding-left="0.086cm" fo:padding-right="0.191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leau1.B3" style:family="table-cell">
      <style:table-cell-properties fo:background-color="#ffffff" fo:padding-left="0.086cm" fo:padding-right="0.191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e6" style:family="table">
      <style:table-properties style:width="17cm" fo:margin-left="-0.39cm" fo:margin-top="0cm" fo:margin-bottom="0cm" table:align="left" style:writing-mode="lr-tb"/>
    </style:style>
    <style:style style:name="Table6.A" style:family="table-column">
      <style:table-column-properties style:column-width="5.599cm"/>
    </style:style>
    <style:style style:name="Table6.B" style:family="table-column">
      <style:table-column-properties style:column-width="11.402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6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6.2" style:family="table-row">
      <style:table-row-properties style:min-row-height="0.669cm" fo:keep-together="auto"/>
    </style:style>
    <style:style style:name="Table6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6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6.3" style:family="table-row">
      <style:table-row-properties style:min-row-height="0.714cm" fo:keep-together="auto"/>
    </style:style>
    <style:style style:name="Table6.4" style:family="table-row">
      <style:table-row-properties style:min-row-height="0.691cm" fo:keep-together="auto"/>
    </style:style>
    <style:style style:name="Table6.6" style:family="table-row">
      <style:table-row-properties style:min-row-height="0.501cm" fo:keep-together="auto"/>
    </style:style>
    <style:style style:name="Table6.7" style:family="table-row">
      <style:table-row-properties style:min-row-height="0.432cm" fo:keep-together="auto"/>
    </style:style>
    <style:style style:name="Table6.8" style:family="table-row">
      <style:table-row-properties style:min-row-height="0.485cm" fo:keep-together="auto"/>
    </style:style>
    <style:style style:name="Table6.9" style:family="table-row">
      <style:table-row-properties style:min-row-height="0.953cm" fo:keep-together="auto"/>
    </style:style>
    <style:style style:name="Table6.10" style:family="table-row">
      <style:table-row-properties style:min-row-height="0.594cm" fo:keep-together="auto"/>
    </style:style>
    <style:style style:name="Table6.11" style:family="table-row">
      <style:table-row-properties style:min-row-height="0.647cm" fo:keep-together="auto"/>
    </style:style>
    <style:style style:name="Table6.12" style:family="table-row">
      <style:table-row-properties style:min-row-height="0.58cm" fo:keep-together="auto"/>
    </style:style>
    <style:style style:name="Table8" style:family="table">
      <style:table-properties style:width="17cm" fo:margin-left="-0.39cm" fo:margin-top="0cm" fo:margin-bottom="0cm" table:align="left" style:writing-mode="lr-tb"/>
    </style:style>
    <style:style style:name="Table8.A" style:family="table-column">
      <style:table-column-properties style:column-width="5.6cm"/>
    </style:style>
    <style:style style:name="Table8.B" style:family="table-column">
      <style:table-column-properties style:column-width="11.4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8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8.2" style:family="table-row">
      <style:table-row-properties style:min-row-height="0.847cm" fo:keep-together="auto"/>
    </style:style>
    <style:style style:name="Table8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8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8.3" style:family="table-row">
      <style:table-row-properties style:min-row-height="1.164cm" fo:keep-together="auto"/>
    </style:style>
    <style:style style:name="P1" style:family="paragraph" style:parent-style-name="Standard">
      <style:paragraph-properties fo:text-align="justify" style:justify-single-word="false"/>
      <style:text-properties style:font-name="Caviar Dreams2"/>
    </style:style>
    <style:style style:name="P2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style:font-name-asian="Caviar Dreams3" style:font-size-asian="10pt" style:font-style-asian="normal" style:font-weight-asian="normal" style:font-name-complex="Caviar Dreams3" style:font-size-complex="10pt"/>
    </style:style>
    <style:style style:name="P3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000a6" officeooo:paragraph-rsid="002000a6" style:font-name-asian="Caviar Dreams3" style:font-size-asian="10pt" style:font-style-asian="normal" style:font-weight-asian="normal" style:font-name-complex="Caviar Dreams3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style:font-name-asian="Caviar Dreams3" style:font-size-asian="10pt" style:font-style-asian="normal" style:font-weight-asian="normal" style:font-name-complex="Caviar Dreams3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paragraph-rsid="00256ac1" style:font-name-asian="Caviar Dreams3" style:font-size-asian="10pt" style:font-style-asian="normal" style:font-weight-asian="normal" style:font-name-complex="Caviar Dreams3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000a6" officeooo:paragraph-rsid="002000a6" style:font-name-asian="Caviar Dreams3" style:font-size-asian="10pt" style:font-style-asian="normal" style:font-weight-asian="normal" style:font-name-complex="Caviar Dreams3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1f0ae" officeooo:paragraph-rsid="0021f0ae" style:font-name-asian="Caviar Dreams3" style:font-size-asian="10pt" style:font-style-asian="normal" style:font-weight-asian="normal" style:font-name-complex="Caviar Dreams3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1f0ae" officeooo:paragraph-rsid="0021f0ae" style:font-name-asian="Caviar Dreams3" style:font-size-asian="10pt" style:font-style-asian="normal" style:font-weight-asian="normal" style:font-name-complex="Caviar Dreams3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38c28" officeooo:paragraph-rsid="00238c28" style:font-name-asian="Caviar Dreams3" style:font-size-asian="10pt" style:font-style-asian="normal" style:font-weight-asian="normal" style:font-name-complex="Caviar Dreams3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43993" officeooo:paragraph-rsid="00243993" style:font-name-asian="Caviar Dreams3" style:font-size-asian="10pt" style:font-style-asian="normal" style:font-weight-asian="normal" style:font-name-complex="Caviar Dreams3" style:font-size-complex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56ac1" officeooo:paragraph-rsid="00256ac1" style:font-name-asian="Caviar Dreams3" style:font-size-asian="10pt" style:font-style-asian="normal" style:font-weight-asian="normal" style:font-name-complex="Caviar Dreams3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91b93" officeooo:paragraph-rsid="00291b93" style:font-name-asian="Caviar Dreams3" style:font-size-asian="10pt" style:font-style-asian="normal" style:font-weight-asian="normal" style:font-name-complex="Caviar Dreams3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1" fo:font-size="10pt" fo:language="fr" fo:country="FR" fo:font-style="italic" style:text-underline-style="none" fo:font-weight="bold" officeooo:rsid="002000a6" officeooo:paragraph-rsid="002000a6" style:font-name-asian="Caviar Dreams3" style:font-size-asian="10pt" style:font-style-asian="italic" style:font-weight-asian="bold" style:font-name-complex="Caviar Dreams3" style:font-size-complex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1" fo:font-size="10pt" fo:language="fr" fo:country="FR" fo:font-style="italic" style:text-underline-style="none" fo:font-weight="bold" officeooo:rsid="00238c28" officeooo:paragraph-rsid="00238c28" style:font-name-asian="Caviar Dreams3" style:font-size-asian="10pt" style:font-style-asian="italic" style:font-weight-asian="bold" style:font-name-complex="Caviar Dreams3" style:font-size-complex="10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1" fo:font-size="10pt" fo:language="fr" fo:country="FR" fo:font-style="italic" style:text-underline-style="none" fo:font-weight="bold" officeooo:rsid="00238c28" officeooo:paragraph-rsid="002000a6" style:font-name-asian="Caviar Dreams3" style:font-size-asian="10pt" style:font-style-asian="italic" style:font-weight-asian="bold" style:font-name-complex="Caviar Dreams3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style:use-window-font-color="true" style:text-line-through-style="none" style:text-line-through-type="none" style:text-position="0% 100%" style:font-name="Caviar Dreams1" fo:font-size="10.5pt" fo:language="fr" fo:country="FR" fo:font-style="normal" style:text-underline-style="none" fo:font-weight="normal" officeooo:rsid="002520c7" officeooo:paragraph-rsid="002520c7" style:font-name-asian="Caviar Dreams3" style:font-size-asian="10.5pt" style:font-style-asian="normal" style:font-weight-asian="normal" style:font-name-complex="Caviar Dreams3" style:font-size-complex="10.5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000a6" officeooo:paragraph-rsid="002000a6" style:font-name-asian="Caviar Dreams3" style:font-size-asian="10pt" style:font-style-asian="normal" style:font-weight-asian="normal" style:font-name-complex="Caviar Dreams3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000a6" officeooo:paragraph-rsid="0021f0ae" style:font-name-asian="Caviar Dreams3" style:font-size-asian="10pt" style:font-style-asian="normal" style:font-weight-asian="normal" style:font-name-complex="Caviar Dreams3" style:font-size-complex="10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43993" officeooo:paragraph-rsid="00243993" style:font-name-asian="Caviar Dreams3" style:font-size-asian="10pt" style:font-style-asian="normal" style:font-weight-asian="normal" style:font-name-complex="Caviar Dreams3" style:font-size-complex="10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56ac1" officeooo:paragraph-rsid="00256ac1" style:font-name-asian="Caviar Dreams3" style:font-size-asian="10pt" style:font-style-asian="normal" style:font-weight-asian="normal" style:font-name-complex="Caviar Dreams3" style:font-size-complex="10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5b2f0" officeooo:paragraph-rsid="0025b2f0" style:font-name-asian="Caviar Dreams3" style:font-size-asian="10pt" style:font-style-asian="normal" style:font-weight-asian="normal" style:font-name-complex="Caviar Dreams3" style:font-size-complex="10pt"/>
    </style:style>
    <style:style style:name="P22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1" fo:font-size="10pt" fo:language="fr" fo:country="FR" fo:font-style="italic" style:text-underline-style="none" fo:font-weight="bold" style:font-name-asian="Caviar Dreams3" style:font-size-asian="10pt" style:font-style-asian="italic" style:font-weight-asian="bold" style:font-name-complex="Caviar Dreams3" style:font-size-complex="10pt"/>
    </style:style>
    <style:style style:name="P23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1" fo:font-size="10pt" fo:language="fr" fo:country="FR" fo:font-style="italic" style:text-underline-style="none" fo:font-weight="bold" officeooo:rsid="002000a6" officeooo:paragraph-rsid="002000a6" style:font-name-asian="Caviar Dreams3" style:font-size-asian="10pt" style:font-style-asian="italic" style:font-weight-asian="bold" style:font-name-complex="Caviar Dreams3" style:font-size-complex="10pt"/>
    </style:style>
    <style:style style:name="P24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paragraph-rsid="002755e2" style:font-name-asian="Caviar Dreams3" style:font-size-asian="10pt" style:font-style-asian="normal" style:font-weight-asian="normal" style:font-name-complex="Caviar Dreams3" style:font-size-complex="10pt"/>
    </style:style>
    <style:style style:name="P25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language="fr" fo:country="FR"/>
    </style:style>
    <style:style style:name="P26" style:family="paragraph" style:parent-style-name="Heading_20_3">
      <style:paragraph-properties fo:margin-left="0cm" fo:margin-right="0cm" fo:line-height="100%" fo:text-align="start" style:justify-single-word="false" fo:keep-together="auto" fo:orphans="2" fo:widows="2" fo:text-indent="0cm" style:auto-text-indent="false"/>
      <style:text-properties fo:language="fr" fo:country="FR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language="fr" fo:country="FR"/>
    </style:style>
    <style:style style:name="P28" style:family="paragraph" style:parent-style-name="Standard">
      <style:paragraph-properties fo:margin-top="0cm" fo:margin-bottom="0.199cm" loext:contextual-spacing="false" fo:line-height="100%"/>
      <style:text-properties fo:language="fr" fo:country="FR" officeooo:rsid="002755e2" officeooo:paragraph-rsid="002755e2"/>
    </style:style>
    <style:style style:name="P29" style:family="paragraph" style:parent-style-name="Subtitle">
      <style:paragraph-properties fo:margin-top="0cm" fo:margin-bottom="0.199cm" loext:contextual-spacing="false" fo:line-height="100%"/>
      <style:text-properties fo:language="fr" fo:country="FR"/>
    </style:style>
    <style:style style:name="P30" style:family="paragraph" style:parent-style-name="Heading_20_2" style:list-style-name="WWNum9">
      <style:text-properties officeooo:rsid="00238c28" officeooo:paragraph-rsid="00238c28"/>
    </style:style>
    <style:style style:name="P31" style:family="paragraph" style:parent-style-name="Heading_20_2" style:list-style-name="WWNum9">
      <style:paragraph-properties fo:margin-left="0cm" fo:margin-right="0cm" fo:text-indent="0cm" style:auto-text-indent="false"/>
      <style:text-properties fo:language="fr" fo:country="FR"/>
    </style:style>
    <style:style style:name="P32" style:family="paragraph" style:parent-style-name="Standard" style:list-style-name="WWNum9"/>
    <style:style style:name="P33" style:family="paragraph" style:parent-style-name="Standard" style:list-style-name="L1">
      <style:paragraph-properties fo:margin-top="0cm" fo:margin-bottom="0cm" loext:contextual-spacing="false" fo:line-height="12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5b2f0" officeooo:paragraph-rsid="0025b2f0" style:font-name-asian="Caviar Dreams3" style:font-size-asian="10pt" style:font-style-asian="normal" style:font-weight-asian="normal" style:font-name-complex="Caviar Dreams3" style:font-size-complex="10pt"/>
    </style:style>
    <style:style style:name="P34" style:family="paragraph" style:parent-style-name="Standard" style:list-style-name="L1">
      <style:paragraph-properties fo:margin-top="0cm" fo:margin-bottom="0cm" loext:contextual-spacing="false" fo:line-height="12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6ca47" officeooo:paragraph-rsid="0026ca47" style:font-name-asian="Caviar Dreams3" style:font-size-asian="10pt" style:font-style-asian="normal" style:font-weight-asian="normal" style:font-name-complex="Caviar Dreams3" style:font-size-complex="10pt"/>
    </style:style>
    <style:style style:name="P35" style:family="paragraph" style:parent-style-name="Standard" style:list-style-name="L2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38c28" officeooo:paragraph-rsid="00238c28" style:font-name-asian="Caviar Dreams3" style:font-size-asian="10pt" style:font-style-asian="normal" style:font-weight-asian="normal" style:font-name-complex="Caviar Dreams3" style:font-size-complex="10pt"/>
    </style:style>
    <style:style style:name="P36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38c28" officeooo:paragraph-rsid="00243993" style:font-name-asian="Caviar Dreams3" style:font-size-asian="10pt" style:font-style-asian="normal" style:font-weight-asian="normal" style:font-name-complex="Caviar Dreams3" style:font-size-complex="10pt"/>
    </style:style>
    <style:style style:name="P37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43993" officeooo:paragraph-rsid="00243993" style:font-name-asian="Caviar Dreams3" style:font-size-asian="10pt" style:font-style-asian="normal" style:font-weight-asian="normal" style:font-name-complex="Caviar Dreams3" style:font-size-complex="10pt"/>
    </style:style>
    <style:style style:name="P38" style:family="paragraph" style:parent-style-name="Standard" style:list-style-name="L1">
      <style:paragraph-properties fo:margin-top="0cm" fo:margin-bottom="0.247cm" loext:contextual-spacing="false" fo:line-height="12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1" fo:font-size="10pt" fo:language="fr" fo:country="FR" fo:font-style="normal" style:text-underline-style="none" fo:font-weight="normal" officeooo:rsid="0026ca47" officeooo:paragraph-rsid="0026ca47" style:font-name-asian="Caviar Dreams3" style:font-size-asian="10pt" style:font-style-asian="normal" style:font-weight-asian="normal" style:font-name-complex="Caviar Dreams3" style:font-size-complex="10pt"/>
    </style:style>
    <style:style style:name="P39" style:family="paragraph" style:parent-style-name="Title" style:master-page-name="Standard">
      <style:paragraph-properties fo:margin-top="0.423cm" fo:margin-bottom="0.212cm" loext:contextual-spacing="false" fo:line-height="100%" style:page-number="1"/>
      <style:text-properties fo:language="fr" fo:country="FR"/>
    </style:style>
    <style:style style:name="P40" style:family="paragraph" style:parent-style-name="Heading_20_3" style:list-style-name="WWNum9">
      <style:paragraph-properties fo:margin-left="0cm" fo:margin-right="0cm" fo:text-indent="0cm" style:auto-text-indent="false"/>
      <style:text-properties fo:language="fr" fo:country="FR"/>
    </style:style>
    <style:style style:name="P41" style:family="paragraph" style:parent-style-name="Heading_20_3" style:list-style-name="WWNum9">
      <style:paragraph-properties fo:margin-left="0cm" fo:margin-right="0cm" fo:text-indent="0cm" style:auto-text-indent="false" fo:break-before="page"/>
      <style:text-properties fo:language="fr" fo:country="FR"/>
    </style:style>
    <style:style style:name="P42" style:family="paragraph" style:parent-style-name="Heading_20_1" style:list-style-name="WWNum9">
      <style:text-properties fo:language="fr" fo:country="FR" officeooo:paragraph-rsid="00238c28"/>
    </style:style>
    <style:style style:name="P43" style:family="paragraph" style:parent-style-name="Heading_20_1" style:list-style-name="WWNum9">
      <style:paragraph-properties fo:margin-left="0cm" fo:margin-right="0cm" fo:text-indent="0cm" style:auto-text-indent="false"/>
      <style:text-properties fo:language="fr" fo:country="F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viar Dreams1" fo:font-size="10pt" fo:font-style="normal" style:text-underline-style="none" fo:font-weight="normal" style:font-name-asian="Caviar Dreams3" style:font-size-asian="10pt" style:font-style-asian="normal" style:font-weight-asian="normal" style:font-name-complex="Caviar Dreams3" style:font-size-complex="10pt"/>
    </style:style>
    <style:style style:name="T2" style:family="text">
      <style:text-properties fo:font-variant="normal" fo:text-transform="none" fo:color="#4169e1" style:text-line-through-style="none" style:text-line-through-type="none" style:text-position="0% 100%" style:font-name="Caviar Dreams1" fo:font-size="10pt" fo:font-style="italic" style:text-underline-style="none" fo:font-weight="bold" style:font-name-asian="Caviar Dreams3" style:font-size-asian="10pt" style:font-style-asian="italic" style:font-weight-asian="bold" style:font-name-complex="Caviar Dreams3" style:font-size-complex="10pt"/>
    </style:style>
    <style:style style:name="T3" style:family="text">
      <style:text-properties fo:font-variant="normal" fo:text-transform="none" fo:color="#4169e1" style:text-line-through-style="none" style:text-line-through-type="none" style:text-position="0% 100%" style:font-name="Caviar Dreams1" fo:font-size="10pt" fo:font-style="italic" style:text-underline-style="none" fo:font-weight="bold" officeooo:rsid="0021f0ae" style:font-name-asian="Caviar Dreams3" style:font-size-asian="10pt" style:font-style-asian="italic" style:font-weight-asian="bold" style:font-name-complex="Caviar Dreams3" style:font-size-complex="10pt" style:font-style-complex="italic" style:font-weight-complex="bold"/>
    </style:style>
    <style:style style:name="T4" style:family="text">
      <style:text-properties fo:font-variant="normal" fo:text-transform="none" fo:color="#4169e1" style:text-line-through-style="none" style:text-line-through-type="none" style:text-position="0% 100%" style:font-name="Caviar Dreams1" fo:font-size="10pt" fo:language="fr" fo:country="FR" fo:font-style="italic" style:text-underline-style="none" fo:font-weight="bold" officeooo:rsid="00238c28" style:font-name-asian="Caviar Dreams3" style:font-size-asian="10pt" style:font-style-asian="italic" style:font-weight-asian="bold" style:font-name-complex="Caviar Dreams3" style:font-size-complex="10pt" style:font-style-complex="italic" style:font-weight-complex="bold"/>
    </style:style>
    <style:style style:name="T5" style:family="text">
      <style:text-properties officeooo:rsid="001e63e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21f0ae"/>
    </style:style>
    <style:style style:name="T11" style:family="text">
      <style:text-properties fo:color="#4169e1" fo:font-style="italic" fo:font-weight="bold" style:font-style-asian="italic" style:font-weight-asian="bold"/>
    </style:style>
    <style:style style:name="T12" style:family="text">
      <style:text-properties fo:color="#4169e1" fo:font-style="italic" fo:font-weight="bold" officeooo:rsid="0021f0ae" style:font-style-asian="italic" style:font-weight-asian="bold"/>
    </style:style>
    <style:style style:name="T13" style:family="text">
      <style:text-properties fo:color="#4169e1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4169e1" fo:font-style="italic" fo:font-weight="bold" officeooo:rsid="0021f0ae" style:font-style-asian="italic" style:font-weight-asian="bold" style:font-style-complex="italic" style:font-weight-complex="bold"/>
    </style:style>
    <style:style style:name="T15" style:family="text">
      <style:text-properties fo:color="#4169e1" fo:font-style="italic" fo:font-weight="bold" officeooo:rsid="00238c28" style:font-style-asian="italic" style:font-weight-asian="bold" style:font-style-complex="italic" style:font-weight-complex="bold"/>
    </style:style>
    <style:style style:name="T16" style:family="text">
      <style:text-properties fo:color="#4169e1" fo:font-style="italic" fo:font-weight="bold" officeooo:rsid="00256ac1" style:font-style-asian="italic" style:font-weight-asian="bold" style:font-style-complex="italic" style:font-weight-complex="bold"/>
    </style:style>
    <style:style style:name="T17" style:family="text">
      <style:text-properties fo:color="#4169e1" fo:font-style="italic" fo:font-weight="bold" officeooo:rsid="00256ac1" style:font-style-asian="italic" style:font-weight-asian="bold"/>
    </style:style>
    <style:style style:name="T18" style:family="text">
      <style:text-properties fo:color="#4169e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fo:color="#4169e1" fo:font-size="10pt" fo:font-style="italic" fo:font-weight="bold" officeooo:rsid="00243993" style:font-size-asian="10pt" style:font-style-asian="italic" style:font-weight-asian="bold" style:font-size-complex="10pt" style:font-style-complex="italic" style:font-weight-complex="bold"/>
    </style:style>
    <style:style style:name="T20" style:family="text">
      <style:text-properties officeooo:rsid="00238c28"/>
    </style:style>
    <style:style style:name="T21" style:family="text">
      <style:text-properties officeooo:rsid="00243993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officeooo:rsid="00256ac1"/>
    </style:style>
    <style:style style:name="T24" style:family="text">
      <style:text-properties officeooo:rsid="0025b2f0"/>
    </style:style>
    <style:style style:name="T25" style:family="text">
      <style:text-properties officeooo:rsid="0008607f"/>
    </style:style>
    <style:style style:name="T26" style:family="text">
      <style:text-properties fo:color="#0066cc" fo:font-style="italic" fo:font-weight="bold" style:font-style-asian="italic" style:font-weight-asian="bold"/>
    </style:style>
    <style:style style:name="T27" style:family="text">
      <style:text-properties fo:color="#0066cc" fo:font-style="italic" fo:font-weight="bold" officeooo:rsid="0008607f" style:font-style-asian="italic" style:font-weight-asian="bold" style:font-style-complex="italic" style:font-weight-complex="bold"/>
    </style:style>
    <style:style style:name="T28" style:family="text">
      <style:text-properties fo:color="#0066cc" fo:font-style="italic" fo:font-weight="bold" officeooo:rsid="000e2ce7" style:font-style-asian="italic" style:font-weight-asian="bold" style:font-style-complex="italic" style:font-weight-complex="bold"/>
    </style:style>
    <style:style style:name="T29" style:family="text">
      <style:text-properties fo:color="#0066cc" fo:font-style="italic" fo:font-weight="bold" officeooo:rsid="002755e2" style:font-style-asian="italic" style:font-weight-asian="bold" style:font-style-complex="italic" style:font-weight-complex="bold"/>
    </style:style>
    <style:style style:name="T30" style:family="text">
      <style:text-properties style:use-window-font-color="true" officeooo:rsid="0008607f" style:font-style-complex="normal" style:font-weight-complex="normal"/>
    </style:style>
    <style:style style:name="T31" style:family="text">
      <style:text-properties officeooo:rsid="000e2ce7"/>
    </style:style>
    <style:style style:name="T32" style:family="text">
      <style:text-properties officeooo:rsid="002933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O<text:span text:style-name="T5">DButton</text:span> – Object <text:span text:style-name="T5">bouton</text:span></text:p>
      <text:p text:style-name="P29">objet <text:span text:style-name="T5">bouton pour déclenchement de processus, renvoi de lien</text:span></text:p>
      <text:p text:style-name="P28">l’objet <text:span text:style-name="T3">ODButton</text:span> hérite de l’objet <text:span text:style-name="T3">ODContained</text:span> pour la base de ses attributs et méthodes.</text:p>
      <text:p text:style-name="P6">On peut affecter à un bouton un type de fonctionnement : (pouvant être réaffecté suivant d'autre attribut)</text:p>
      <text:p text:style-name="P18"><text:s text:c="4"/>- <text:span text:style-name="T12">CUSTOM</text:span><text:span text:style-name="T9"><text:tab/></text:span>= bouton divers permettant de déclencher un action,</text:p>
      <text:p text:style-name="P17"><text:s text:c="4"/>- <text:span text:style-name="T14">SUBMIT</text:span><text:tab/>= bouton de déclenchement du pseudo formulaire auquel il est lié,</text:p>
      <text:p text:style-name="P17"><text:s text:c="4"/>- <text:span text:style-name="T14">RESET</text:span><text:tab/>= bouton de réinitialisation du pseudo formulaire auquel il est lié,</text:p>
      <text:p text:style-name="P3"><text:s text:c="4"/>- <text:span text:style-name="T14">LINK</text:span><text:tab/>= lien pour accès à une <text:span text:style-name="T20">ressource</text:span> interne ou externe au site à l'application (type HTML).<text:line-break/><text:span text:style-name="T24">Ce paramétrage est associé à la présence d’un identifiant de regroupement en formulaire et à l’existence d’un événement (de type clic).</text:span></text:p>
      <text:p text:style-name="P21">Les règles sont les suivantes :</text:p>
      <text:list xml:id="list3192833797" text:style-name="L1">
        <text:list-item>
          <text:p text:style-name="P33">type <text:span text:style-name="T14">LINK</text:span><text:span text:style-name="T7"> </text:span>: l’attribut <text:span text:style-name="T14">form</text:span> est initialisé à vide, et l’événement clic est retravaillé afin que l’attribut <text:span text:style-name="T14">class</text:span> contienne la route et l’attribut <text:span text:style-name="T14">method</text:span> le tableau des paramètres (comme <text:span text:style-name="T8">controller</text:span>, <text:span text:style-name="T8">action</text:span>, …),</text:p>
        </text:list-item>
        <text:list-item>
          <text:p text:style-name="P33">type <text:span text:style-name="T14">RESET</text:span><text:span text:style-name="T7"> </text:span>: si l’attribut <text:span text:style-name="T14">form</text:span> est vide, on bascule le type à <text:span text:style-name="T14">CUSTOM</text:span>,</text:p>
        </text:list-item>
        <text:list-item>
          <text:p text:style-name="P33">type <text:span text:style-name="T14">SUBMIT</text:span><text:span text:style-name="T7"> </text:span>:si l’attribut <text:span text:style-name="T14">form</text:span> est vide, on bascule le type à <text:span text:style-name="T14">CUSTOM</text:span>,</text:p>
        </text:list-item>
        <text:list-item>
          <text:p text:style-name="P34">à l’affectation de l’attribut <text:span text:style-name="T14">form</text:span>, si il n’y a pas d’événement clic, le type est basculé à <text:span text:style-name="T14">RESET</text:span>, dans le cas contraire, à <text:span text:style-name="T14">SUBMIT</text:span>, </text:p>
        </text:list-item>
        <text:list-item>
          <text:p text:style-name="P34">dans la méthode <text:span text:style-name="T14">evtClick</text:span> si l’attribut <text:span text:style-name="T14">form</text:span> est non vide le type est basculé à <text:span text:style-name="T14">SUBMIT</text:span>,</text:p>
        </text:list-item>
        <text:list-item>
          <text:p text:style-name="P38">dans la méthode <text:span text:style-name="T14">evtClick</text:span> si l’attribut <text:span text:style-name="T14">form</text:span> est vide et le type différent de <text:span text:style-name="T14">LINK</text:span>, le type est basculé à <text:span text:style-name="T14">CUSTOM</text:span>.</text:p>
        </text:list-item>
      </text:list>
      <text:p text:style-name="P17">L'affectation de la nature à un bouton en détermine son aspect (couleur de fond) :</text:p>
      <text:p text:style-name="P17"><text:s text:c="4"/>- <text:span text:style-name="T14">DEFAULT</text:span> <text:tab/>= nature par défaut (valeur par défaut)</text:p>
      <text:p text:style-name="P17"><text:s text:c="4"/>- <text:span text:style-name="T14">PRIMARY</text:span><text:span text:style-name="T9"><text:tab/></text:span>= nature primaire (bleu roi)</text:p>
      <text:p text:style-name="P17"><text:s text:c="4"/>- <text:span text:style-name="T14">SUCCESS</text:span> <text:tab/>= nature succès (vert)</text:p>
      <text:p text:style-name="P17"><text:s text:c="4"/>- <text:span text:style-name="T14">INFO</text:span> <text:s text:c="3"/><text:tab/>= nature information (gris bleu)</text:p>
      <text:p text:style-name="P17"><text:s text:c="4"/>- <text:span text:style-name="T14">WARNING</text:span> <text:tab/>= nature avertissement alerte (orange)</text:p>
      <text:p text:style-name="P17"><text:s text:c="4"/>- <text:span text:style-name="T14">DANGER</text:span> <text:s/><text:tab/>= nature danger, erreur (rouge)</text:p>
      <text:p text:style-name="P3"><text:s text:c="4"/>- <text:span text:style-name="T14">LINK</text:span> <text:s text:c="3"/><text:tab/>= nature lien (lien HTML, plus bouton alors)</text:p>
      <text:p text:style-name="P3">Cette nature peut de fait devenir signifiante suivant le contexte de l'emploi du bouton.</text:p>
      <text:p text:style-name="P3">Le seul événement géré sur le bouton est le <text:span text:style-name="T20">clic.</text:span> À ce moment, le programme fourni<text:span text:style-name="T24">t</text:span> la référence de la méthode (callback) à exécuter</text:p>
      <text:p text:style-name="P3">On peut, comme sur tout objet, avoir une bulle d'aide information grâce aux fonctions liées à l'attribut <text:span text:style-name="T14">infoBulle</text:span>.</text:p>
      <text:p text:style-name="P3">Cette information pourra prendre 2 aspects : information sur une ligne (<text:span text:style-name="T14">tooltip</text:span>), panneau explicatif (<text:span text:style-name="T14">popover</text:span>).</text:p>
      <text:p text:style-name="P3">Le contenu du bouton peut être texte (affectation d'un label) et/ou icône (affectation d'une font awesome / glyphicon par classe <text:span text:style-name="T10">suivant</text:span> disponibilité).</text:p>
      <text:list xml:id="list412105883" text:style-name="WWNum9">
        <text:list-item>
          <text:p text:style-name="P43"><text:soft-page-break/>Les attributs de <text:span text:style-name="T5">l’objet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Attribut</text:p>
          </table:table-cell>
          <table:table-cell table:style-name="Table1.B1" office:value-type="string">
            <text:p text:style-name="P4">Explications</text:p>
          </table:table-cell>
        </table:table-row>
        <table:table-row table:style-name="Table1.1">
          <table:table-cell table:style-name="Table1.A2" office:value-type="string">
            <text:p text:style-name="P13">type</text:p>
          </table:table-cell>
          <table:table-cell table:style-name="Table1.B2" office:value-type="string">
            <text:p text:style-name="P7">Type du bouton</text:p>
          </table:table-cell>
        </table:table-row>
        <table:table-row table:style-name="Table1.1">
          <table:table-cell table:style-name="Table1.A2" office:value-type="string">
            <text:p text:style-name="P13">label</text:p>
          </table:table-cell>
          <table:table-cell table:style-name="Table1.B2" office:value-type="string">
            <text:p text:style-name="P8">Texte écrit dans le bouton</text:p>
          </table:table-cell>
        </table:table-row>
        <table:table-row table:style-name="Table1.1">
          <table:table-cell table:style-name="Table1.A2" office:value-type="string">
            <text:p text:style-name="P13">icon</text:p>
          </table:table-cell>
          <table:table-cell table:style-name="Table1.B2" office:value-type="string">
            <text:p text:style-name="P7">Icône ajouté au label du bouton</text:p>
          </table:table-cell>
        </table:table-row>
        <table:table-row table:style-name="Table1.1">
          <table:table-cell table:style-name="Table1.A2" office:value-type="string">
            <text:p text:style-name="P13">event</text:p>
          </table:table-cell>
          <table:table-cell table:style-name="Table1.B2" office:value-type="string">
            <text:p text:style-name="P7"><text:span text:style-name="T20">Tableau </text:span>de paramétrage des événements possible<text:span text:style-name="T20">s</text:span> sur un bouton : <text:span text:style-name="T20">clic</text:span> seulement</text:p>
          </table:table-cell>
        </table:table-row>
        <table:table-row table:style-name="Table1.1">
          <table:table-cell table:style-name="Table1.A2" office:value-type="string">
            <text:p text:style-name="P13">nature</text:p>
          </table:table-cell>
          <table:table-cell table:style-name="Table1.B2" office:value-type="string">
            <text:p text:style-name="P7">Présentation graphique du bouton</text:p>
          </table:table-cell>
        </table:table-row>
      </table:table>
      <text:list xml:id="list203245076827887" text:continue-numbering="true" text:style-name="WWNum9">
        <text:list-item>
          <text:p text:style-name="P30">Le bloc de paramétrage d’évènement – bloc event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Attribut</text:p>
          </table:table-cell>
          <table:table-cell table:style-name="Tableau1.B1" office:value-type="string">
            <text:p text:style-name="P4">Explications</text:p>
          </table:table-cell>
        </table:table-row>
        <table:table-row table:style-name="Tableau1.1">
          <table:table-cell table:style-name="Tableau1.A2" office:value-type="string">
            <text:p text:style-name="P15">class</text:p>
          </table:table-cell>
          <table:table-cell table:style-name="Tableau1.B2" office:value-type="string">
            <text:p text:style-name="P9">Suivant le type de bouton :</text:p>
            <text:list xml:id="list311259909" text:style-name="L2">
              <text:list-item>
                <text:p text:style-name="P35">type lien (<text:span text:style-name="T13">LINK</text:span>) = la route Zend Framework du lien,</text:p>
              </text:list-item>
              <text:list-item>
                <text:p text:style-name="P35">autre type = le nom de la classe pour instancier l’objet dans lequel on exécutera une méthode. <text:span text:style-name="T21">(avec son namespace Php)</text:span>.</text:p>
              </text:list-item>
            </text:list>
          </table:table-cell>
        </table:table-row>
        <table:table-row table:style-name="Tableau1.1">
          <table:table-cell table:style-name="Tableau1.A3" office:value-type="string">
            <text:p text:style-name="P14">method</text:p>
          </table:table-cell>
          <table:table-cell table:style-name="Tableau1.B3" office:value-type="string">
            <text:p text:style-name="P9">Suivant le type de lien :</text:p>
            <text:list xml:id="list616438004" text:style-name="L3">
              <text:list-item>
                <text:p text:style-name="P36">type lien (<text:span text:style-name="T13">LINK</text:span>) = <text:span text:style-name="T21">le tableau des paramètres permettant le calcul et génération de l’URL en fonction de la route Zend Framework,</text:span></text:p>
              </text:list-item>
              <text:list-item>
                <text:p text:style-name="P37">autre type : nom de la méthode à exécuter dans l’objet instancié à partir du nom ce classe stocké dans <text:span text:style-name="T15">class</text:span>.</text:p>
              </text:list-item>
            </text:list>
          </table:table-cell>
        </table:table-row>
        <table:table-row table:style-name="Tableau1.1">
          <table:table-cell table:style-name="Tableau1.A3" office:value-type="string">
            <text:p text:style-name="P14">stopEvt</text:p>
          </table:table-cell>
          <table:table-cell table:style-name="Tableau1.B3" office:value-type="string">
            <text:p text:style-name="P9">Booléen indiquant la propagation (<text:span text:style-name="T22">true</text:span>) ou la non propagation (<text:span text:style-name="T22">false</text:span>) de l’événement codé.</text:p>
          </table:table-cell>
        </table:table-row>
      </table:table>
      <text:list xml:id="list203244661014163" text:continue-list="list203245076827887" text:style-name="WWNum9">
        <text:list-item>
          <text:p text:style-name="P32">Le <text:span text:style-name="T20">bloc ‘event’ <text:s/>sera intégré dans l’attribut tableau </text:span><text:span text:style-name="T4">event</text:span><text:span text:style-name="T20"> en ayant pour clé ‘</text:span><text:span text:style-name="T4">clic</text:span><text:span text:style-name="T20">’.</text:span></text:p>
        </text:list-item>
        <text:list-item>
          <text:p text:style-name="P42">Les méthodes de base</text:p>
          <text:list>
            <text:list-item>
              <text:p text:style-name="P31">Les méthodes publiques de base</text:p>
            </text:list-item>
          </text:list>
        </text:list-item>
      </text:list>
      <text:p text:style-name="P1">Ces méthodes servent au paramétrage bas niveau de l’objet, au regard ds attributs de base. Généralement ces méthodes ne seront pas surchargées, sauf cas contraire suivant le contexte.</text:p>
      <text:list xml:id="list203244727912100" text:continue-numbering="true" text:style-name="WWNum9">
        <text:list-item>
          <text:list>
            <text:list-item>
              <text:list>
                <text:list-item>
                  <text:p text:style-name="P40">Le constructeur - __construct($id)</text:p>
                </text:list-item>
              </text:list>
            </text:list-item>
          </text:list>
        </text:list-item>
      </text:list>
      <text:p text:style-name="P2">Méthode de génération de l’objet.</text:p>
      <text:p text:style-name="P25"><text:span text:style-name="T2">$id<text:tab/><text:tab/><text:tab/></text:span><text:span text:style-name="T1">: identifiant de l’objet,</text:span></text:p>
      <text:p text:style-name="P24">Cette méthode <text:span text:style-name="T25">demande</text:span> l’exécution de la méthode publique <text:span text:style-name="T26">initProperties($id, $arrayData)</text:span><text:span text:style-name="T11"> </text:span><text:span text:style-name="T30">pour la création de l’objet courant par le code </text:span><text:span text:style-name="T27">parent::__construct($id, $arrayData)</text:span>. <text:span text:style-name="T27">$arrayData</text:span> <text:span text:style-name="T31">prend pour valeur le chemin et le nom du fichier de paramétrage de l’objet </text:span><text:span text:style-name="T28">OD</text:span><text:span text:style-name="T29">Button</text:span><text:span text:style-name="T31">.</text:span></text:p>
      <text:p text:style-name="P26"/>
      <text:list xml:id="list203245975219101" text:continue-numbering="true" text:style-name="WWNum9">
        <text:list-item>
          <text:list>
            <text:list-item>
              <text:list>
                <text:list-item>
                  <text:p text:style-name="P41">Les méthodes générales</text:p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">Méthode</text:p>
          </table:table-cell>
          <table:table-cell table:style-name="Table6.B1" office:value-type="string">
            <text:p text:style-name="P4">Explications</text:p>
          </table:table-cell>
        </table:table-row>
        <table:table-row table:style-name="Table6.2">
          <table:table-cell table:style-name="Table6.A2" office:value-type="string">
            <text:p text:style-name="P23">setLabel($label)</text:p>
          </table:table-cell>
          <table:table-cell table:style-name="Table6.B2" office:value-type="string">
            <text:p text:style-name="P10">Méthode affectant à l’attribut <text:span text:style-name="T13">label</text:span> la valeur <text:span text:style-name="T13">$label</text:span><text:span text:style-name="T7">,</text:span> avant de retourner l’objet courant.</text:p>
          </table:table-cell>
        </table:table-row>
        <table:table-row table:style-name="Table6.3">
          <table:table-cell table:style-name="Table6.A2" office:value-type="string">
            <text:p text:style-name="P22">getLabel()</text:p>
          </table:table-cell>
          <table:table-cell table:style-name="Table6.B2" office:value-type="string">
            <text:p text:style-name="P10">Méthode restituant la valeur contenu dans l’attribut <text:span text:style-name="T13">label</text:span>.</text:p>
            <text:p text:style-name="P19">Si aucune valeur n’existe, la méthode retourne <text:span text:style-name="T22">false</text:span></text:p>
          </table:table-cell>
        </table:table-row>
        <table:table-row table:style-name="Table6.4">
          <table:table-cell table:style-name="Table6.A2" office:value-type="string">
            <text:p text:style-name="P22">setIcon($icon)</text:p>
          </table:table-cell>
          <table:table-cell table:style-name="Table6.B2" office:value-type="string">
            <text:p text:style-name="P12">Affecte la ou les classes à appliquer à l’objet courant pour lui adjoindre une icône choisie parmi les icône <text:span text:style-name="T6">Bootstrap Twitter</text:span>. </text:p>
          </table:table-cell>
        </table:table-row>
        <table:table-row table:style-name="Table6.4">
          <table:table-cell table:style-name="Table6.A2" office:value-type="string">
            <text:p text:style-name="P22">getIcon()</text:p>
          </table:table-cell>
          <table:table-cell table:style-name="Table6.B2" office:value-type="string">
            <text:p text:style-name="P10">Méthode restituant la valeur contenu dans l’attribut <text:span text:style-name="T16">icon</text:span>.</text:p>
            <text:p text:style-name="P19">Si aucune valeur n’existe, la méthode retourne <text:span text:style-name="T22">false</text:span></text:p>
          </table:table-cell>
        </table:table-row>
        <table:table-row table:style-name="Table6.6">
          <table:table-cell table:style-name="Table6.A2" office:value-type="string">
            <text:p text:style-name="P22">setForm($form)</text:p>
          </table:table-cell>
          <table:table-cell table:style-name="Table6.B2" office:value-type="string">
            <text:p text:style-name="P16">Surcharge de la méthode <text:span text:style-name="T19">setForm</text:span><text:span text:style-name="T18">()</text:span> dans <text:span text:style-name="T19">OObject</text:span>. Permet de valider le contenu de l’attribut type suivant le paramétrage ou non d’un événement <text:span text:style-name="T19">clic</text:span>.</text:p>
          </table:table-cell>
        </table:table-row>
        <table:table-row table:style-name="Table6.7">
          <table:table-cell table:style-name="Table6.A2" office:value-type="string">
            <text:p text:style-name="P22">setType($type)</text:p>
          </table:table-cell>
          <table:table-cell table:style-name="Table6.B2" office:value-type="string">
            <text:p text:style-name="P11">Permet d’affecter l’un des différents type de bouton à l’objet courant.</text:p>
            <text:p text:style-name="P20">En même temps qu’il affecte un type de bouton, il valide par le contexte que le type paramétré est le bon avant de retourner l’objet courant.</text:p>
          </table:table-cell>
        </table:table-row>
        <table:table-row table:style-name="Table6.8">
          <table:table-cell table:style-name="Table6.A2" office:value-type="string">
            <text:p text:style-name="P22">getType()</text:p>
          </table:table-cell>
          <table:table-cell table:style-name="Table6.B2" office:value-type="string">
            <text:p text:style-name="P10">Méthode restituant la valeur contenu dans l’attribut <text:span text:style-name="T16">typ</text:span><text:span text:style-name="T13">e</text:span>.</text:p>
            <text:p text:style-name="P19">Si aucune valeur n’existe, la méthode retourne <text:span text:style-name="T22">false</text:span></text:p>
          </table:table-cell>
        </table:table-row>
        <table:table-row table:style-name="Table6.9">
          <table:table-cell table:style-name="Table6.A2" office:value-type="string">
            <text:p text:style-name="P22">evtCli<text:span text:style-name="T10">c</text:span>k($class, $method, $stopEvt)</text:p>
          </table:table-cell>
          <table:table-cell table:style-name="Table6.B2" office:value-type="string">
            <text:p text:style-name="P12">Méthode d’affectation de l’événement clic avec les règles précisées dans la description du bloc d’<text:span text:style-name="T6">attrubuts event</text:span>.</text:p>
          </table:table-cell>
        </table:table-row>
        <table:table-row table:style-name="Table6.10">
          <table:table-cell table:style-name="Table6.A2" office:value-type="string">
            <text:p text:style-name="P22">disClick()</text:p>
          </table:table-cell>
          <table:table-cell table:style-name="Table6.B2" office:value-type="string">
            <text:p text:style-name="P11">Méthode déactivant tout paramétrage d’événement <text:span text:style-name="T13">clic</text:span> sur l’objet courant.</text:p>
          </table:table-cell>
        </table:table-row>
        <table:table-row table:style-name="Table6.11">
          <table:table-cell table:style-name="Table6.A2" office:value-type="string">
            <text:p text:style-name="P22">setNature($nature)</text:p>
          </table:table-cell>
          <table:table-cell table:style-name="Table6.B2" office:value-type="string">
            <text:p text:style-name="P11">Méthode affectant à l’attribut <text:span text:style-name="T13">nature</text:span> l’une des natures possibles. Si elle n’existe pas dans le natures possible, on paramètre le bo<text:span text:style-name="T32">u</text:span>ton aspect ‘par défaut’</text:p>
          </table:table-cell>
        </table:table-row>
        <table:table-row table:style-name="Table6.12">
          <table:table-cell table:style-name="Table6.A2" office:value-type="string">
            <text:p text:style-name="P22">getNature()</text:p>
          </table:table-cell>
          <table:table-cell table:style-name="Table6.B2" office:value-type="string">
            <text:p text:style-name="P10">Méthode restituant la valeur contenu dans l’attribut <text:span text:style-name="T16">n</text:span><text:span text:style-name="T13">a</text:span><text:span text:style-name="T16">tur</text:span><text:span text:style-name="T13">e</text:span>.</text:p>
            <text:p text:style-name="P19">Si aucune valeur n’existe, la méthode retourne <text:span text:style-name="T22">false</text:span></text:p>
          </table:table-cell>
        </table:table-row>
      </table:table>
      <text:list xml:id="list203246178540346" text:continue-numbering="true" text:style-name="WWNum9">
        <text:list-item>
          <text:list>
            <text:list-item>
              <text:p text:style-name="P31">Les méthodes protégées ou privées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">Méthode</text:p>
          </table:table-cell>
          <table:table-cell table:style-name="Table8.B1" office:value-type="string">
            <text:p text:style-name="P4">Explications</text:p>
          </table:table-cell>
        </table:table-row>
        <table:table-row table:style-name="Table8.2">
          <table:table-cell table:style-name="Table8.A2" office:value-type="string">
            <text:p text:style-name="P22">getBtnTypesConstatnts()</text:p>
          </table:table-cell>
          <table:table-cell table:style-name="Table8.B2" office:value-type="string">
            <text:p text:style-name="P5">Méthode de filtrage des constantes récupérées pour une garder que celle contenant ‘<text:span text:style-name="T17">BTNTYPE</text:span>’, avec constitué un tableau qui sera ensuite retourné par la méthode.</text:p>
          </table:table-cell>
        </table:table-row>
        <table:table-row table:style-name="Table8.3">
          <table:table-cell table:style-name="Table8.A2" office:value-type="string">
            <text:p text:style-name="P22">getNatureConst()</text:p>
          </table:table-cell>
          <table:table-cell table:style-name="Table8.B2" office:value-type="string">
            <text:p text:style-name="P5">Méthode de filtrage des constantes récupérées pour une garder que celle contenant ‘<text:span text:style-name="T17">NATURE</text:span>’, avec constitué un tableau qui sera ensuite retourné par la méthode.</text:p>
          </table:table-cell>
        </table:table-row>
        <table:table-row table:style-name="Table8.3">
          <table:table-cell table:style-name="Table8.A2" office:value-type="string">
            <text:p text:style-name="P22">getEvent()</text:p>
          </table:table-cell>
          <table:table-cell table:style-name="Table8.B2" office:value-type="string">
            <text:p text:style-name="P5">Méthode <text:span text:style-name="T23">restituant un tableau contenant sous forme de chaînes de caractères, les paramétrages de l’événement </text:span><text:span text:style-name="T16">clic</text:span><text:span text:style-name="T23">.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viar Dreams2" svg:font-family="'Caviar Dreams'" style:font-pitch="variable"/>
    <style:font-face style:name="Caviar Dreams" svg:font-family="'Caviar Dreams'" style:font-adornments="Normal" style:font-pitch="variable"/>
    <style:font-face style:name="Caviar Dreams1" svg:font-family="'Caviar Dream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" svg:font-family="Arial" style:font-family-generic="system" style:font-pitch="variable"/>
    <style:font-face style:name="Caladea1" svg:font-family="Caladea" style:font-family-generic="system" style:font-pitch="variable"/>
    <style:font-face style:name="Caviar Dreams3" svg:font-family="'Caviar Dream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keep-with-next="always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font-name="Caviar Dreams" fo:font-family="'Caviar Dreams'" style:font-style-name="Normal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family="'Caviar Dreams'" style:font-family-generic="roman" style:font-pitch="variable" fo:font-size="18pt" fo:font-style="normal" style:text-underline-style="none" fo:font-weight="bold" style:font-name-asian="Caviar Dreams3" style:font-family-asian="'Caviar Dreams'" style:font-family-generic-asian="system" style:font-pitch-asian="variable" style:font-size-asian="18pt" style:font-style-asian="normal" style:font-weight-asian="bold" style:font-name-complex="Caviar Dreams3" style:font-family-complex="'Caviar Dream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family="'Caviar Dreams'" style:font-family-generic="roman" style:font-pitch="variable" fo:font-size="16pt" fo:font-style="normal" style:text-underline-style="none" fo:font-weight="bold" style:font-name-asian="Caviar Dreams3" style:font-family-asian="'Caviar Dreams'" style:font-family-generic-asian="system" style:font-pitch-asian="variable" style:font-size-asian="16pt" style:font-style-asian="normal" style:font-weight-asian="bold" style:font-name-complex="Caviar Dreams3" style:font-family-complex="'Caviar Dream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family="'Caviar Dreams'" style:font-family-generic="roman" style:font-pitch="variable" fo:font-size="14pt" fo:font-style="normal" style:text-underline-style="none" fo:font-weight="bold" style:font-name-asian="Caviar Dreams3" style:font-family-asian="'Caviar Dreams'" style:font-family-generic-asian="system" style:font-pitch-asian="variable" style:font-size-asian="14pt" style:font-style-asian="normal" style:font-weight-asian="bold" style:font-name-complex="Caviar Dreams3" style:font-family-complex="'Caviar Dream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07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2pt" fo:font-style="normal" style:text-underline-style="none" fo:font-weight="bold" style:font-name-asian="Liberation Serif1" style:font-family-asian="'Liberation Serif'" style:font-family-generic-asian="system" style:font-pitch-asian="variable" style:font-size-asian="12pt" style:font-style-asian="normal" style:font-weight-asian="bold" style:font-name-complex="Liberation Serif1" style:font-family-complex="'Liberation Serif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1pt" fo:font-style="normal" style:text-underline-style="none" fo:font-weight="bold" style:font-name-asian="Liberation Serif1" style:font-family-asian="'Liberation Serif'" style:font-family-generic-asian="system" style:font-pitch-asian="variable" style:font-size-asian="11pt" style:font-style-asian="normal" style:font-weight-asian="bold" style:font-name-complex="Liberation Serif1" style:font-family-complex="'Liberation Serif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loext:contextual-spacing="false" fo:line-height="100%" fo:text-align="start" style:justify-single-word="false" fo:keep-together="always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Liberation Serif" fo:font-family="'Liberation Serif'" style:font-family-generic="roman" style:font-pitch="variable" fo:font-size="10pt" fo:font-style="normal" style:text-underline-style="none" fo:font-weight="bold" style:font-name-asian="Liberation Serif1" style:font-family-asian="'Liberation Serif'" style:font-family-generic-asian="system" style:font-pitch-asian="variable" style:font-size-asian="10pt" style:font-style-asian="normal" style:font-weight-asian="bold" style:font-name-complex="Liberation Serif1" style:font-family-complex="'Liberation Serif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423cm" fo:margin-bottom="0.212cm" loext:contextual-spacing="fals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1" fo:font-family="'Caviar Dreams'" style:font-family-generic="roman" style:font-pitch="variable" fo:font-size="28pt" fo:font-style="normal" style:text-underline-style="none" fo:font-weight="bold" style:font-name-asian="Caviar Dreams3" style:font-family-asian="'Caviar Dreams'" style:font-family-generic-asian="system" style:font-pitch-asian="variable" style:font-size-asian="28pt" style:font-style-asian="normal" style:font-weight-asian="bold" style:font-name-complex="Caviar Dreams3" style:font-family-complex="'Caviar Dream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106cm" fo:margin-bottom="0.212cm" loext:contextual-spacing="fals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2f4f4f" style:text-line-through-style="none" style:text-line-through-type="none" style:text-position="0% 100%" style:font-name="Caviar Dreams1" fo:font-family="'Caviar Dreams'" style:font-family-generic="roman" style:font-pitch="variable" fo:font-size="18pt" fo:font-style="normal" style:text-underline-style="none" fo:font-weight="normal" style:font-name-asian="Caviar Dreams3" style:font-family-asian="'Caviar Dreams'" style:font-family-generic-asian="system" style:font-pitch-asian="variable" style:font-size-asian="18pt" style:font-style-asian="normal" style:font-weight-asian="normal" style:font-name-complex="Caviar Dreams3" style:font-family-complex="'Caviar Dreams'" style:font-family-generic-complex="system" style:font-pitch-complex="variable" style:font-size-complex="1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fo:font-weight="normal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5" style:display-name="ListLabel 5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64" style:display-name="ListLabel 64" style:family="text">
      <style:text-properties fo:font-size="10.5pt" fo:font-weight="normal" style:font-name-asian="Arial" style:font-family-asian="Arial" style:font-family-generic-asian="system" style:font-pitch-asian="variable" style:font-size-asian="10.5pt" style:font-weight-asian="normal" style:font-name-complex="Arial" style:font-family-complex="Arial" style:font-family-generic-complex="system" style:font-pitch-complex="variable" style:font-size-complex="10.5pt"/>
    </style:style>
    <style:style style:name="ListLabel_20_65" style:display-name="ListLabel 65" style:family="text">
      <style:text-properties fo:font-size="10.5pt" fo:font-weight="normal" style:font-name-asian="Arial" style:font-family-asian="Arial" style:font-family-generic-asian="system" style:font-pitch-asian="variable" style:font-size-asian="10.5pt" style:font-weight-asian="normal" style:font-name-complex="Arial" style:font-family-complex="Arial" style:font-family-generic-complex="system" style:font-pitch-complex="variable" style:font-size-complex="10.5pt"/>
    </style:style>
    <style:style style:name="ListLabel_20_66" style:display-name="ListLabel 66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7" style:display-name="ListLabel 67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9" style:display-name="ListLabel 69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0" style:display-name="ListLabel 70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1" style:display-name="ListLabel 71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3" style:display-name="ListLabel 73" style:family="text">
      <style:text-properties fo:font-size="10pt" fo:font-weight="normal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4" style:display-name="ListLabel 74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6" style:display-name="ListLabel 76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7" style:display-name="ListLabel 77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79" style:display-name="ListLabel 79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80" style:display-name="ListLabel 80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name-asian="Arial" style:font-family-asian="Arial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" text:bullet-char="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" text:bullet-char="">
        <style:list-level-properties text:list-level-position-and-space-mode="label-alignment">
          <style:list-level-label-alignment text:label-followed-by="listtab" fo:text-indent="1.385cm" fo:margin-left="2.02cm"/>
        </style:list-level-properties>
        <style:text-properties fo:font-family="Arial" style:font-family-generic="swiss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fo:text-indent="2.02cm" fo:margin-left="2.655cm"/>
        </style:list-level-properties>
        <style:text-properties fo:font-family="Arial" style:font-family-generic="swiss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2.655cm" fo:margin-left="3.29cm"/>
        </style:list-level-properties>
        <style:text-properties fo:font-family="Arial" style:font-family-generic="swiss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3.29cm" fo:margin-left="3.925cm"/>
        </style:list-level-properties>
        <style:text-properties fo:font-family="Arial" style:font-family-generic="swiss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fo:text-indent="3.925cm" fo:margin-left="4.56cm"/>
        </style:list-level-properties>
        <style:text-properties fo:font-family="Arial" style:font-family-generic="swis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4.56cm" fo:margin-left="5.195cm"/>
        </style:list-level-properties>
        <style:text-properties fo:font-family="Arial" style:font-family-generic="swiss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5.195cm" fo:margin-left="5.83cm"/>
        </style:list-level-properties>
        <style:text-properties fo:font-family="Arial" style:font-family-generic="swiss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fo:text-indent="5.83cm" fo:margin-left="6.465cm"/>
        </style:list-level-properties>
        <style:text-properties fo:font-family="Arial" style:font-family-generic="swis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6.465cm" fo:margin-left="7.1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fo:text-indent="1.27cm" fo:margin-left="0.635cm"/>
        </style:list-level-properties>
        <style:text-properties fo:font-family="Arial" style:font-family-generic="swiss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fo:text-indent="2.54cm" fo:margin-left="1.27cm"/>
        </style:list-level-properties>
        <style:text-properties fo:font-family="Arial" style:font-family-generic="swiss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3.81cm" fo:margin-left="1.905cm"/>
        </style:list-level-properties>
        <style:text-properties fo:font-family="Arial" style:font-family-generic="swiss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fo:text-indent="5.08cm" fo:margin-left="2.54cm"/>
        </style:list-level-properties>
        <style:text-properties fo:font-family="Arial" style:font-family-generic="swiss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fo:text-indent="6.35cm" fo:margin-left="3.175cm"/>
        </style:list-level-properties>
        <style:text-properties fo:font-family="Arial" style:font-family-generic="swiss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7.62cm" fo:margin-left="3.81cm"/>
        </style:list-level-properties>
        <style:text-properties fo:font-family="Arial" style:font-family-generic="swiss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fo:text-indent="8.89cm" fo:margin-left="4.445cm"/>
        </style:list-level-properties>
        <style:text-properties fo:font-family="Arial" style:font-family-generic="swiss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fo:text-indent="10.16cm" fo:margin-left="5.08cm"/>
        </style:list-level-properties>
        <style:text-properties fo:font-family="Arial" style:font-family-generic="swiss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11.43cm" fo:margin-left="5.71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3" style:num-suffix="" text:bullet-char="">
        <style:list-level-properties text:list-level-position-and-space-mode="label-alignment">
          <style:list-level-label-alignment text:label-followed-by="listtab" fo:text-indent="1.27cm" fo:margin-left="1.905cm"/>
        </style:list-level-properties>
        <style:text-properties fo:font-family="Arial" style:font-family-generic="swiss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 style:font-family-generic="swiss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fo:text-indent="2.54cm" fo:margin-left="3.175cm"/>
        </style:list-level-properties>
        <style:text-properties fo:font-family="Arial" style:font-family-generic="swiss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 style:font-family-generic="swiss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fo:text-indent="3.81cm" fo:margin-left="4.445cm"/>
        </style:list-level-properties>
        <style:text-properties fo:font-family="Arial" style:font-family-generic="swiss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 style:font-family-generic="swiss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fo:text-indent="5.08cm" fo:margin-left="5.715cm"/>
        </style:list-level-properties>
        <style:text-properties fo:font-family="Arial" style:font-family-generic="swiss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 style:font-family-generic="swiss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fo:text-indent="6.35cm" fo:margin-left="6.985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7-09-17T20:32:43.933552699</dc:date>
    <meta:editing-duration>PT53M24S</meta:editing-duration>
    <meta:editing-cycles>9</meta:editing-cycles>
    <meta:document-statistic meta:table-count="4" meta:image-count="0" meta:object-count="0" meta:page-count="3" meta:paragraph-count="101" meta:word-count="968" meta:character-count="6150" meta:non-whitespace-character-count="5221"/>
  </office:meta>
</office:document-meta>
</file>